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9fcf"/>
    </style:style>
    <style:style style:name="ce5" style:family="table-cell" style:parent-style-name="Default">
      <style:text-properties fo:color="#729fc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alibration</text:p>
          </table:table-cell>
          <table:table-cell table:style-name="Default"/>
          <table:table-cell/>
          <table:table-cell office:value-type="string" calcext:value-type="string">
            <text:p>N=1852</text:p>
          </table:table-cell>
          <table:table-cell table:style-name="Default"/>
          <table:table-cell/>
          <table:table-cell table:formula="of:=1852+50" office:value-type="float" office:value="1902" calcext:value-type="float">
            <text:p>1902</text:p>
          </table:table-cell>
          <table:table-cell table:style-name="Default"/>
          <table:table-cell/>
          <table:table-cell table:formula="of:=1902+50" office:value-type="float" office:value="1952" calcext:value-type="float">
            <text:p>1952</text:p>
          </table:table-cell>
          <table:table-cell table:style-name="Default"/>
          <table:table-cell/>
          <table:table-cell table:formula="of:=1952+50" office:value-type="float" office:value="2002" calcext:value-type="float">
            <text:p>2002</text:p>
          </table:table-cell>
          <table:table-cell table:style-name="Default"/>
          <table:table-cell/>
          <table:table-cell table:formula="of:=2002+50" office:value-type="float" office:value="2052" calcext:value-type="float">
            <text:p>2052</text:p>
          </table:table-cell>
          <table:table-cell table:style-name="Default"/>
          <table:table-cell/>
          <table:table-cell table:formula="of:=2052+50" office:value-type="float" office:value="2102" calcext:value-type="float">
            <text:p>2102</text:p>
          </table:table-cell>
          <table:table-cell table:style-name="Default"/>
          <table:table-cell/>
          <table:table-cell table:style-name="ce1" table:formula="of:=1852-50" office:value-type="float" office:value="1802" calcext:value-type="float">
            <text:p>1802</text:p>
          </table:table-cell>
          <table:table-cell table:number-columns-repeated="2"/>
          <table:table-cell table:style-name="ce1" table:formula="of:=1852-50-50" office:value-type="float" office:value="1752" calcext:value-type="float">
            <text:p>1752</text:p>
          </table:table-cell>
          <table:table-cell table:number-columns-repeated="2"/>
          <table:table-cell table:style-name="ce1" table:formula="of:=1852-50-50-50" office:value-type="float" office:value="1702" calcext:value-type="float">
            <text:p>1702</text:p>
          </table:table-cell>
          <table:table-cell table:number-columns-repeated="2"/>
          <table:table-cell table:style-name="ce1" table:formula="of:=1852-50-50-50-50" office:value-type="float" office:value="1652" calcext:value-type="float">
            <text:p>1652</text:p>
          </table:table-cell>
          <table:table-cell table:number-columns-repeated="2"/>
          <table:table-cell table:style-name="ce1" table:formula="of:=1852" office:value-type="float" office:value="1852" calcext:value-type="float">
            <text:p>1852</text:p>
          </table:table-cell>
          <table:table-cell/>
        </table:table-row>
        <table:table-row table:style-name="ro1">
          <table:table-cell table:style-name="ce1" office:value-type="string" calcext:value-type="string">
            <text:p>lamb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2">
          <table:table-cell table:style-name="ce3" office:value-type="float" office:value="6402" calcext:value-type="float">
            <text:p>6402</text:p>
          </table:table-cell>
          <table:table-cell table:style-name="ce3" office:value-type="float" office:value="2387" calcext:value-type="float">
            <text:p>2387</text:p>
          </table:table-cell>
          <table:table-cell/>
          <table:table-cell office:value-type="float" office:value="5.048" calcext:value-type="float">
            <text:p>5,048</text:p>
          </table:table-cell>
          <table:table-cell office:value-type="float" office:value="0.502" calcext:value-type="float">
            <text:p>0,502</text:p>
          </table:table-cell>
          <table:table-cell/>
          <table:table-cell office:value-type="float" office:value="-0.041" calcext:value-type="float">
            <text:p>-0,041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-0.054" calcext:value-type="float">
            <text:p>-0,054</text:p>
          </table:table-cell>
          <table:table-cell office:value-type="float" office:value="0.039" calcext:value-type="float">
            <text:p>0,039</text:p>
          </table:table-cell>
          <table:table-cell/>
          <table:table-cell office:value-type="float" office:value="-0.11" calcext:value-type="float">
            <text:p>-0,11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-0.089" calcext:value-type="float">
            <text:p>-0,089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-0.053" calcext:value-type="float">
            <text:p>-0,053</text:p>
          </table:table-cell>
          <table:table-cell office:value-type="float" office:value="0.041" calcext:value-type="float">
            <text:p>0,041</text:p>
          </table:table-cell>
          <table:table-cell/>
          <table:table-cell office:value-type="float" office:value="-0.081" calcext:value-type="float">
            <text:p>-0,081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-0.024" calcext:value-type="float">
            <text:p>-0,024</text:p>
          </table:table-cell>
          <table:table-cell office:value-type="float" office:value="0.037" calcext:value-type="float">
            <text:p>0,037</text:p>
          </table:table-cell>
          <table:table-cell/>
          <table:table-cell office:value-type="float" office:value="-0.024" calcext:value-type="float">
            <text:p>-0,024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-0.024" calcext:value-type="float">
            <text:p>-0,024</text:p>
          </table:table-cell>
          <table:table-cell office:value-type="float" office:value="0.031" calcext:value-type="float">
            <text:p>0,031</text:p>
          </table:table-cell>
          <table:table-cell/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043" calcext:value-type="float">
            <text:p>0,043</text:p>
          </table:table-cell>
        </table:table-row>
        <table:table-row table:style-name="ro2">
          <table:table-cell table:style-name="ce3" office:value-type="float" office:value="6334" calcext:value-type="float">
            <text:p>6334</text:p>
          </table:table-cell>
          <table:table-cell table:style-name="ce3" office:value-type="float" office:value="2385" calcext:value-type="float">
            <text:p>2385</text:p>
          </table:table-cell>
          <table:table-cell table:style-name="ce1"/>
          <table:table-cell office:value-type="float" office:value="4.841" calcext:value-type="float">
            <text:p>4,841</text:p>
          </table:table-cell>
          <table:table-cell office:value-type="float" office:value="0.498" calcext:value-type="float">
            <text:p>0,498</text:p>
          </table:table-cell>
          <table:table-cell/>
          <table:table-cell office:value-type="float" office:value="-0.132" calcext:value-type="float">
            <text:p>-0,132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-0.141" calcext:value-type="float">
            <text:p>-0,14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-0.206" calcext:value-type="float">
            <text:p>-0,206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-0.135" calcext:value-type="float">
            <text:p>-0,135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-0.107" calcext:value-type="float">
            <text:p>-0,107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-0.165" calcext:value-type="float">
            <text:p>-0,165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-0.034" calcext:value-type="float">
            <text:p>-0,034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-0.119" calcext:value-type="float">
            <text:p>-0,119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-0.1" calcext:value-type="float">
            <text:p>-0,1</text:p>
          </table:table-cell>
          <table:table-cell office:value-type="float" office:value="0.026" calcext:value-type="float">
            <text:p>0,026</text:p>
          </table:table-cell>
          <table:table-cell/>
          <table:table-cell table:style-name="ce5" office:value-type="float" office:value="-0.022" calcext:value-type="float">
            <text:p>-0,022</text:p>
          </table:table-cell>
          <table:table-cell table:style-name="ce5" office:value-type="float" office:value="0.041" calcext:value-type="float">
            <text:p>0,041</text:p>
          </table:table-cell>
        </table:table-row>
        <table:table-row table:style-name="ro2">
          <table:table-cell table:style-name="ce3" office:value-type="float" office:value="6217" calcext:value-type="float">
            <text:p>6217</text:p>
          </table:table-cell>
          <table:table-cell table:style-name="ce3" office:value-type="float" office:value="2346" calcext:value-type="float">
            <text:p>2346</text:p>
          </table:table-cell>
          <table:table-cell/>
          <table:table-cell office:value-type="float" office:value="4.67" calcext:value-type="float">
            <text:p>4,67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-0.215" calcext:value-type="float">
            <text:p>-0,21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-0.197" calcext:value-type="float">
            <text:p>-0,197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-0.28" calcext:value-type="float">
            <text:p>-0,2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-0.163" calcext:value-type="float">
            <text:p>-0,16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-0.174" calcext:value-type="float">
            <text:p>-0,174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-0.225" calcext:value-type="float">
            <text:p>-0,22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-0.087" calcext:value-type="float">
            <text:p>-0,087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-0.217" calcext:value-type="float">
            <text:p>-0,21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-0.169" calcext:value-type="float">
            <text:p>-0,169</text:p>
          </table:table-cell>
          <table:table-cell office:value-type="float" office:value="0.022" calcext:value-type="float">
            <text:p>0,022</text:p>
          </table:table-cell>
          <table:table-cell/>
          <table:table-cell table:style-name="ce5" office:value-type="float" office:value="-0.079" calcext:value-type="float">
            <text:p>-0,079</text:p>
          </table:table-cell>
          <table:table-cell table:style-name="ce5" office:value-type="float" office:value="0.035" calcext:value-type="float">
            <text:p>0,035</text:p>
          </table:table-cell>
        </table:table-row>
        <table:table-row table:style-name="ro2">
          <table:table-cell table:style-name="ce3" office:value-type="float" office:value="6164" calcext:value-type="float">
            <text:p>6164</text:p>
          </table:table-cell>
          <table:table-cell table:style-name="ce3" office:value-type="float" office:value="2335" calcext:value-type="float">
            <text:p>2335</text:p>
          </table:table-cell>
          <table:table-cell/>
          <table:table-cell office:value-type="float" office:value="4.395" calcext:value-type="float">
            <text:p>4,395</text:p>
          </table:table-cell>
          <table:table-cell office:value-type="float" office:value="0.49" calcext:value-type="float">
            <text:p>0,49</text:p>
          </table:table-cell>
          <table:table-cell/>
          <table:table-cell office:value-type="float" office:value="-0.313" calcext:value-type="float">
            <text:p>-0,313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-0.259" calcext:value-type="float">
            <text:p>-0,25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-0.322" calcext:value-type="float">
            <text:p>-0,322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-0.213" calcext:value-type="float">
            <text:p>-0,213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-0.256" calcext:value-type="float">
            <text:p>-0,25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-0.294" calcext:value-type="float">
            <text:p>-0,29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-0.107" calcext:value-type="float">
            <text:p>-0,107</text:p>
          </table:table-cell>
          <table:table-cell office:value-type="float" office:value="0.031" calcext:value-type="float">
            <text:p>0,031</text:p>
          </table:table-cell>
          <table:table-cell/>
          <table:table-cell office:value-type="float" office:value="-0.3" calcext:value-type="float">
            <text:p>-0,3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-0.254" calcext:value-type="float">
            <text:p>-0,254</text:p>
          </table:table-cell>
          <table:table-cell office:value-type="float" office:value="0.016" calcext:value-type="float">
            <text:p>0,016</text:p>
          </table:table-cell>
          <table:table-cell/>
          <table:table-cell table:style-name="ce5" office:value-type="float" office:value="-0.165" calcext:value-type="float">
            <text:p>-0,165</text:p>
          </table:table-cell>
          <table:table-cell table:style-name="ce5" office:value-type="float" office:value="0.028" calcext:value-type="float">
            <text:p>0,028</text:p>
          </table:table-cell>
        </table:table-row>
        <table:table-row table:style-name="ro2">
          <table:table-cell table:style-name="ce3" office:value-type="float" office:value="6096" calcext:value-type="float">
            <text:p>6096</text:p>
          </table:table-cell>
          <table:table-cell table:style-name="ce3" office:value-type="float" office:value="2295" calcext:value-type="float">
            <text:p>2295</text:p>
          </table:table-cell>
          <table:table-cell/>
          <table:table-cell office:value-type="float" office:value="4.072" calcext:value-type="float">
            <text:p>4,072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-0.37" calcext:value-type="float">
            <text:p>-0,37</text:p>
          </table:table-cell>
          <table:table-cell office:value-type="float" office:value="0.011" calcext:value-type="float">
            <text:p>0,011</text:p>
          </table:table-cell>
          <table:table-cell/>
          <table:table-cell office:value-type="float" office:value="-0.31" calcext:value-type="float">
            <text:p>-0,3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-0.406" calcext:value-type="float">
            <text:p>-0,40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-0.264" calcext:value-type="float">
            <text:p>-0,26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-0.313" calcext:value-type="float">
            <text:p>-0,313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-0.397" calcext:value-type="float">
            <text:p>-0,397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-0.178" calcext:value-type="float">
            <text:p>-0,178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-0.391" calcext:value-type="float">
            <text:p>-0,391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-0.334" calcext:value-type="float">
            <text:p>-0,334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5" office:value-type="float" office:value="-0.202" calcext:value-type="float">
            <text:p>-0,202</text:p>
          </table:table-cell>
          <table:table-cell table:style-name="ce5" office:value-type="float" office:value="0.025" calcext:value-type="float">
            <text:p>0,025</text:p>
          </table:table-cell>
        </table:table-row>
        <table:table-row table:style-name="ro2">
          <table:table-cell table:style-name="ce3" office:value-type="float" office:value="6074" calcext:value-type="float">
            <text:p>6074</text:p>
          </table:table-cell>
          <table:table-cell table:style-name="ce3" office:value-type="float" office:value="2285" calcext:value-type="float">
            <text:p>2285</text:p>
          </table:table-cell>
          <table:table-cell/>
          <table:table-cell office:value-type="float" office:value="3.932" calcext:value-type="float">
            <text:p>3,932</text:p>
          </table:table-cell>
          <table:table-cell office:value-type="float" office:value="0.477" calcext:value-type="float">
            <text:p>0,477</text:p>
          </table:table-cell>
          <table:table-cell/>
          <table:table-cell office:value-type="float" office:value="-0.455" calcext:value-type="float">
            <text:p>-0,455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-0.373" calcext:value-type="float">
            <text:p>-0,373</text:p>
          </table:table-cell>
          <table:table-cell office:value-type="float" office:value="0.011" calcext:value-type="float">
            <text:p>0,011</text:p>
          </table:table-cell>
          <table:table-cell/>
          <table:table-cell office:value-type="float" office:value="-0.481" calcext:value-type="float">
            <text:p>-0,481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-0.325" calcext:value-type="float">
            <text:p>-0,32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-0.385" calcext:value-type="float">
            <text:p>-0,385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-0.471" calcext:value-type="float">
            <text:p>-0,471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-0.257" calcext:value-type="float">
            <text:p>-0,25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-0.474" calcext:value-type="float">
            <text:p>-0,474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-0.376" calcext:value-type="float">
            <text:p>-0,37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5" office:value-type="float" office:value="-0.267" calcext:value-type="float">
            <text:p>-0,267</text:p>
          </table:table-cell>
          <table:table-cell table:style-name="ce5" office:value-type="float" office:value="0.02" calcext:value-type="float">
            <text:p>0,02</text:p>
          </table:table-cell>
        </table:table-row>
        <table:table-row table:style-name="ro2">
          <table:table-cell table:style-name="ce3" office:value-type="float" office:value="5976" calcext:value-type="float">
            <text:p>5976</text:p>
          </table:table-cell>
          <table:table-cell table:style-name="ce3" office:value-type="float" office:value="2244" calcext:value-type="float">
            <text:p>2244</text:p>
          </table:table-cell>
          <table:table-cell table:style-name="ce1"/>
          <table:table-cell office:value-type="float" office:value="3.441" calcext:value-type="float">
            <text:p>3,441</text:p>
          </table:table-cell>
          <table:table-cell office:value-type="float" office:value="0.459" calcext:value-type="float">
            <text:p>0,459</text:p>
          </table:table-cell>
          <table:table-cell/>
          <table:table-cell office:value-type="float" office:value="-0.605" calcext:value-type="float">
            <text:p>-0,605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-0.499" calcext:value-type="float">
            <text:p>-0,499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-0.558" calcext:value-type="float">
            <text:p>-0,558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-0.394" calcext:value-type="float">
            <text:p>-0,394</text:p>
          </table:table-cell>
          <table:table-cell office:value-type="float" office:value="0.011" calcext:value-type="float">
            <text:p>0,011</text:p>
          </table:table-cell>
          <table:table-cell/>
          <table:table-cell office:value-type="float" office:value="-0.448" calcext:value-type="float">
            <text:p>-0,448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-0.54" calcext:value-type="float">
            <text:p>-0,54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-0.346" calcext:value-type="float">
            <text:p>-0,346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-0.542" calcext:value-type="float">
            <text:p>-0,542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-0.442" calcext:value-type="float">
            <text:p>-0,442</text:p>
          </table:table-cell>
          <table:table-cell office:value-type="float" office:value="0.008" calcext:value-type="float">
            <text:p>0,008</text:p>
          </table:table-cell>
          <table:table-cell/>
          <table:table-cell table:style-name="ce5" office:value-type="float" office:value="-0.351" calcext:value-type="float">
            <text:p>-0,351</text:p>
          </table:table-cell>
          <table:table-cell table:style-name="ce5" office:value-type="float" office:value="0.015" calcext:value-type="float">
            <text:p>0,015</text:p>
          </table:table-cell>
        </table:table-row>
        <table:table-row table:style-name="ro2">
          <table:table-cell table:style-name="ce3" office:value-type="float" office:value="5882" calcext:value-type="float">
            <text:p>5882</text:p>
          </table:table-cell>
          <table:table-cell table:style-name="ce3" office:value-type="float" office:value="2201" calcext:value-type="float">
            <text:p>2201</text:p>
          </table:table-cell>
          <table:table-cell/>
          <table:table-cell office:value-type="float" office:value="2.822" calcext:value-type="float">
            <text:p>2,822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float" office:value="-0.974" calcext:value-type="float">
            <text:p>-0,974</text:p>
          </table:table-cell>
          <table:table-cell office:value-type="float" office:value="-0.001" calcext:value-type="float">
            <text:p>-0,001</text:p>
          </table:table-cell>
          <table:table-cell/>
          <table:table-cell office:value-type="float" office:value="-0.593" calcext:value-type="float">
            <text:p>-0,593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-0.637" calcext:value-type="float">
            <text:p>-0,637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-0.502" calcext:value-type="float">
            <text:p>-0,502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-0.492" calcext:value-type="float">
            <text:p>-0,492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-0.645" calcext:value-type="float">
            <text:p>-0,645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-0.452" calcext:value-type="float">
            <text:p>-0,452</text:p>
          </table:table-cell>
          <table:table-cell office:value-type="float" office:value="0.011" calcext:value-type="float">
            <text:p>0,011</text:p>
          </table:table-cell>
          <table:table-cell/>
          <table:table-cell office:value-type="float" office:value="-0.593" calcext:value-type="float">
            <text:p>-0,593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-0.516" calcext:value-type="float">
            <text:p>-0,516</text:p>
          </table:table-cell>
          <table:table-cell office:value-type="float" office:value="0.005" calcext:value-type="float">
            <text:p>0,005</text:p>
          </table:table-cell>
          <table:table-cell/>
          <table:table-cell table:style-name="ce5" office:value-type="float" office:value="-0.418" calcext:value-type="float">
            <text:p>-0,418</text:p>
          </table:table-cell>
          <table:table-cell table:style-name="ce5" office:value-type="float" office:value="0.012" calcext:value-type="float">
            <text:p>0,012</text:p>
          </table:table-cell>
        </table:table-row>
        <table:table-row table:style-name="ro2">
          <table:table-cell table:style-name="ce3" office:value-type="float" office:value="5852" calcext:value-type="float">
            <text:p>5852</text:p>
          </table:table-cell>
          <table:table-cell table:style-name="ce3" office:value-type="float" office:value="2177" calcext:value-type="float">
            <text:p>2177</text:p>
          </table:table-cell>
          <table:table-cell/>
          <table:table-cell office:value-type="float" office:value="2.487" calcext:value-type="float">
            <text:p>2,487</text:p>
          </table:table-cell>
          <table:table-cell office:value-type="float" office:value="0.406" calcext:value-type="float">
            <text:p>0,406</text:p>
          </table:table-cell>
          <table:table-cell/>
          <table:table-cell office:value-type="float" office:value="-1.113" calcext:value-type="float">
            <text:p>-1,113</text:p>
          </table:table-cell>
          <table:table-cell office:value-type="float" office:value="-0.002" calcext:value-type="float">
            <text:p>-0,002</text:p>
          </table:table-cell>
          <table:table-cell/>
          <table:table-cell office:value-type="float" office:value="-0.683" calcext:value-type="float">
            <text:p>-0,68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-0.831" calcext:value-type="float">
            <text:p>-0,83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-0.573" calcext:value-type="float">
            <text:p>-0,573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-0.572" calcext:value-type="float">
            <text:p>-0,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" calcext:value-type="float">
            <text:p>-0,7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-0.543" calcext:value-type="float">
            <text:p>-0,543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-0.757" calcext:value-type="float">
            <text:p>-0,757</text:p>
          </table:table-cell>
          <table:table-cell office:value-type="float" office:value="-0.001" calcext:value-type="float">
            <text:p>-0,001</text:p>
          </table:table-cell>
          <table:table-cell/>
          <table:table-cell office:value-type="float" office:value="-0.59" calcext:value-type="float">
            <text:p>-0,59</text:p>
          </table:table-cell>
          <table:table-cell office:value-type="float" office:value="0.003" calcext:value-type="float">
            <text:p>0,003</text:p>
          </table:table-cell>
          <table:table-cell/>
          <table:table-cell table:style-name="ce5" office:value-type="float" office:value="-0.501" calcext:value-type="float">
            <text:p>-0,501</text:p>
          </table:table-cell>
          <table:table-cell table:style-name="ce5" office:value-type="float" office:value="0.008" calcext:value-type="float">
            <text:p>0,008</text:p>
          </table:table-cell>
        </table:table-row>
        <table:table-row table:style-name="ro2">
          <table:table-cell table:style-name="ce3" office:value-type="float" office:value="5401" calcext:value-type="float">
            <text:p>5401</text:p>
          </table:table-cell>
          <table:table-cell table:style-name="ce3" office:value-type="float" office:value="1795" calcext:value-type="float">
            <text:p>1795</text:p>
          </table:table-cell>
          <table:table-cell/>
          <table:table-cell office:value-type="float" office:value="2.259" calcext:value-type="float">
            <text:p>2,259</text:p>
          </table:table-cell>
          <table:table-cell office:value-type="float" office:value="0.378" calcext:value-type="float">
            <text:p>0,378</text:p>
          </table:table-cell>
          <table:table-cell table:number-columns-repeated="4"/>
          <table:table-cell office:value-type="float" office:value="-0.932" calcext:value-type="float">
            <text:p>-0,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135" calcext:value-type="float">
            <text:p>-1,135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-0.626" calcext:value-type="float">
            <text:p>-0,626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-0.99" calcext:value-type="float">
            <text:p>-0,99</text:p>
          </table:table-cell>
          <table:table-cell office:value-type="float" office:value="-0.002" calcext:value-type="float">
            <text:p>-0,002</text:p>
          </table:table-cell>
          <table:table-cell/>
          <table:table-cell office:value-type="float" office:value="-1.001" calcext:value-type="float">
            <text:p>-1,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39" calcext:value-type="float">
            <text:p>-0,639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-1.012" calcext:value-type="float">
            <text:p>-1,012</text:p>
          </table:table-cell>
          <table:table-cell office:value-type="float" office:value="-0.002" calcext:value-type="float">
            <text:p>-0,002</text:p>
          </table:table-cell>
          <table:table-cell/>
          <table:table-cell office:value-type="float" office:value="-0.668" calcext:value-type="float">
            <text:p>-0,668</text:p>
          </table:table-cell>
          <table:table-cell office:value-type="float" office:value="0.001" calcext:value-type="float">
            <text:p>0,001</text:p>
          </table:table-cell>
          <table:table-cell/>
          <table:table-cell table:style-name="ce5" office:value-type="float" office:value="-0.597" calcext:value-type="float">
            <text:p>-0,597</text:p>
          </table:table-cell>
          <table:table-cell table:style-name="ce5" office:value-type="float" office:value="0.006" calcext:value-type="float">
            <text:p>0,006</text:p>
          </table:table-cell>
        </table:table-row>
        <table:table-row table:style-name="ro2">
          <table:table-cell table:style-name="ce3" office:value-type="float" office:value="5341" calcext:value-type="float">
            <text:p>5341</text:p>
          </table:table-cell>
          <table:table-cell table:style-name="ce3" office:value-type="float" office:value="1852" calcext:value-type="float">
            <text:p>1852</text:p>
          </table:table-cell>
          <table:table-cell table:style-name="ce1"/>
          <table:table-cell office:value-type="float" office:value="1.98" calcext:value-type="float">
            <text:p>1,98</text:p>
          </table:table-cell>
          <table:table-cell office:value-type="float" office:value="0.341" calcext:value-type="float">
            <text:p>0,341</text:p>
          </table:table-cell>
          <table:table-cell table:number-columns-repeated="4"/>
          <table:table-cell office:value-type="float" office:value="-1.113" calcext:value-type="float">
            <text:p>-1,113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.588" calcext:value-type="float">
            <text:p>-1,588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0.721" calcext:value-type="float">
            <text:p>-0,721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-1.414" calcext:value-type="float">
            <text:p>-1,414</text:p>
          </table:table-cell>
          <table:table-cell office:value-type="float" office:value="-0.002" calcext:value-type="float">
            <text:p>-0,002</text:p>
          </table:table-cell>
          <table:table-cell table:number-columns-repeated="4"/>
          <table:table-cell office:value-type="float" office:value="-0.732" calcext:value-type="float">
            <text:p>-0,732</text:p>
          </table:table-cell>
          <table:table-cell office:value-type="float" office:value="0.005" calcext:value-type="float">
            <text:p>0,005</text:p>
          </table:table-cell>
          <table:table-cell table:number-columns-repeated="4"/>
          <table:table-cell office:value-type="float" office:value="-0.991" calcext:value-type="float">
            <text:p>-0,991</text:p>
          </table:table-cell>
          <table:table-cell office:value-type="float" office:value="-0.002" calcext:value-type="float">
            <text:p>-0,002</text:p>
          </table:table-cell>
          <table:table-cell/>
          <table:table-cell table:style-name="ce5" office:value-type="float" office:value="-0.745" calcext:value-type="float">
            <text:p>-0,745</text:p>
          </table:table-cell>
          <table:table-cell table:style-name="ce5" office:value-type="float" office:value="0.004" calcext:value-type="float">
            <text:p>0,004</text:p>
          </table:table-cell>
        </table:table-row>
        <table:table-row table:style-name="ro3">
          <table:table-cell table:number-columns-repeated="3"/>
          <table:table-cell office:value-type="float" office:value="1.754" calcext:value-type="float">
            <text:p>1,754</text:p>
          </table:table-cell>
          <table:table-cell office:value-type="float" office:value="0.302" calcext:value-type="float">
            <text:p>0,302</text:p>
          </table:table-cell>
          <table:table-cell table:number-columns-repeated="10"/>
          <table:table-cell office:value-type="float" office:value="-0.924" calcext:value-type="float">
            <text:p>-0,924</text:p>
          </table:table-cell>
          <table:table-cell office:value-type="float" office:value="0.001" calcext:value-type="float">
            <text:p>0,001</text:p>
          </table:table-cell>
          <table:table-cell table:number-columns-repeated="7"/>
          <table:table-cell office:value-type="float" office:value="-0.86" calcext:value-type="float">
            <text:p>-0,86</text:p>
          </table:table-cell>
          <table:table-cell office:value-type="float" office:value="0.004" calcext:value-type="float">
            <text:p>0,004</text:p>
          </table:table-cell>
          <table:table-cell table:number-columns-repeated="7"/>
          <table:table-cell table:style-name="ce5" office:value-type="float" office:value="-0.833" calcext:value-type="float">
            <text:p>-0,833</text:p>
          </table:table-cell>
          <table:table-cell table:style-name="ce5" office:value-type="float" office:value="0.003" calcext:value-type="float">
            <text:p>0,003</text:p>
          </table:table-cell>
        </table:table-row>
        <table:table-row table:style-name="ro3">
          <table:table-cell table:number-columns-repeated="3"/>
          <table:table-cell office:value-type="float" office:value="1.619" calcext:value-type="float">
            <text:p>1,619</text:p>
          </table:table-cell>
          <table:table-cell office:value-type="float" office:value="0.279" calcext:value-type="float">
            <text:p>0,279</text:p>
          </table:table-cell>
          <table:table-cell table:number-columns-repeated="10"/>
          <table:table-cell office:value-type="float" office:value="-1.301" calcext:value-type="float">
            <text:p>-1,301</text:p>
          </table:table-cell>
          <table:table-cell office:value-type="float" office:value="0.001" calcext:value-type="float">
            <text:p>0,001</text:p>
          </table:table-cell>
          <table:table-cell table:number-columns-repeated="7"/>
          <table:table-cell office:value-type="float" office:value="-0.993" calcext:value-type="float">
            <text:p>-0,993</text:p>
          </table:table-cell>
          <table:table-cell office:value-type="float" office:value="0.003" calcext:value-type="float">
            <text:p>0,003</text:p>
          </table:table-cell>
          <table:table-cell table:number-columns-repeated="7"/>
          <table:table-cell table:style-name="ce5" office:value-type="float" office:value="-2.648" calcext:value-type="float">
            <text:p>-2,648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.449" calcext:value-type="float">
            <text:p>1,449</text:p>
          </table:table-cell>
          <table:table-cell office:value-type="float" office:value="0.248" calcext:value-type="float">
            <text:p>0,248</text:p>
          </table:table-cell>
          <table:table-cell table:number-columns-repeated="19"/>
          <table:table-cell office:value-type="float" office:value="-1.409" calcext:value-type="float">
            <text:p>-1,409</text:p>
          </table:table-cell>
          <table:table-cell office:value-type="float" office:value="0.003" calcext:value-type="float">
            <text:p>0,003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1"/>
          <table:table-cell office:value-type="float" office:value="1.329" calcext:value-type="float">
            <text:p>1,329</text:p>
          </table:table-cell>
          <table:table-cell office:value-type="float" office:value="0.233" calcext:value-type="float">
            <text:p>0,233</text:p>
          </table:table-cell>
          <table:table-cell table:number-columns-repeated="30"/>
        </table:table-row>
        <table:table-row table:style-name="ro3">
          <table:table-cell table:number-columns-repeated="3"/>
          <table:table-cell office:value-type="float" office:value="1.171" calcext:value-type="float">
            <text:p>1,171</text:p>
          </table:table-cell>
          <table:table-cell office:value-type="float" office:value="0.205" calcext:value-type="float">
            <text:p>0,205</text:p>
          </table:table-cell>
          <table:table-cell table:number-columns-repeated="30"/>
        </table:table-row>
        <table:table-row table:style-name="ro3">
          <table:table-cell table:number-columns-repeated="3"/>
          <table:table-cell office:value-type="float" office:value="0.995" calcext:value-type="float">
            <text:p>0,995</text:p>
          </table:table-cell>
          <table:table-cell office:value-type="float" office:value="0.176" calcext:value-type="float">
            <text:p>0,176</text:p>
          </table:table-cell>
          <table:table-cell table:number-columns-repeated="30"/>
        </table:table-row>
        <table:table-row table:style-name="ro3">
          <table:table-cell table:number-columns-repeated="3"/>
          <table:table-cell office:value-type="float" office:value="0.706" calcext:value-type="float">
            <text:p>0,706</text:p>
          </table:table-cell>
          <table:table-cell office:value-type="float" office:value="0.131" calcext:value-type="float">
            <text:p>0,131</text:p>
          </table:table-cell>
          <table:table-cell table:number-columns-repeated="30"/>
        </table:table-row>
        <table:table-row table:style-name="ro3">
          <table:table-cell table:number-columns-repeated="2"/>
          <table:table-cell table:style-name="ce1"/>
          <table:table-cell office:value-type="float" office:value="0.497" calcext:value-type="float">
            <text:p>0,497</text:p>
          </table:table-cell>
          <table:table-cell office:value-type="float" office:value="0.102" calcext:value-type="float">
            <text:p>0,102</text:p>
          </table:table-cell>
          <table:table-cell table:number-columns-repeated="10"/>
          <table:table-cell table:style-name="Default" table:number-columns-repeated="2"/>
          <table:table-cell table:number-columns-repeated="18"/>
        </table:table-row>
        <table:table-row table:style-name="ro3">
          <table:table-cell table:number-columns-repeated="3"/>
          <table:table-cell office:value-type="float" office:value="0.236" calcext:value-type="float">
            <text:p>0,236</text:p>
          </table:table-cell>
          <table:table-cell office:value-type="float" office:value="0.069" calcext:value-type="float">
            <text:p>0,069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8"/>
        </table:table-row>
        <table:table-row table:style-name="ro3">
          <table:table-cell table:number-columns-repeated="3"/>
          <table:table-cell table:style-name="Default" office:value-type="float" office:value="0.134" calcext:value-type="float">
            <text:p>0,134</text:p>
          </table:table-cell>
          <table:table-cell table:style-name="Default" office:value-type="float" office:value="0.058" calcext:value-type="float">
            <text:p>0,058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3"/>
          <table:table-cell office:value-type="float" office:value="0.065" calcext:value-type="float">
            <text:p>0,065</text:p>
          </table:table-cell>
          <table:table-cell office:value-type="float" office:value="0.049" calcext:value-type="float">
            <text:p>0,049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"/>
          <table:table-cell table:style-name="ce1"/>
          <table:table-cell table:style-name="ce4" office:value-type="float" office:value="0.007" calcext:value-type="float">
            <text:p>0,007</text:p>
          </table:table-cell>
          <table:table-cell table:style-name="ce4" office:value-type="float" office:value="0.043" calcext:value-type="float">
            <text:p>0,043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3"/>
          <table:table-cell table:style-name="ce5" office:value-type="float" office:value="-0.022" calcext:value-type="float">
            <text:p>-0,022</text:p>
          </table:table-cell>
          <table:table-cell table:style-name="ce5" office:value-type="float" office:value="0.041" calcext:value-type="float">
            <text:p>0,041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3"/>
          <table:table-cell table:style-name="ce5" office:value-type="float" office:value="-0.079" calcext:value-type="float">
            <text:p>-0,079</text:p>
          </table:table-cell>
          <table:table-cell table:style-name="ce5" office:value-type="float" office:value="0.035" calcext:value-type="float">
            <text:p>0,03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165" calcext:value-type="float">
            <text:p>-0,165</text:p>
          </table:table-cell>
          <table:table-cell table:style-name="ce5" office:value-type="float" office:value="0.028" calcext:value-type="float">
            <text:p>0,028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202" calcext:value-type="float">
            <text:p>-0,202</text:p>
          </table:table-cell>
          <table:table-cell table:style-name="ce5" office:value-type="float" office:value="0.025" calcext:value-type="float">
            <text:p>0,02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267" calcext:value-type="float">
            <text:p>-0,267</text:p>
          </table:table-cell>
          <table:table-cell table:style-name="ce5" office:value-type="float" office:value="0.02" calcext:value-type="float">
            <text:p>0,02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5" office:value-type="float" office:value="-0.351" calcext:value-type="float">
            <text:p>-0,351</text:p>
          </table:table-cell>
          <table:table-cell table:style-name="ce5" office:value-type="float" office:value="0.015" calcext:value-type="float">
            <text:p>0,015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418" calcext:value-type="float">
            <text:p>-0,418</text:p>
          </table:table-cell>
          <table:table-cell table:style-name="ce5" office:value-type="float" office:value="0.012" calcext:value-type="float">
            <text:p>0,01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501" calcext:value-type="float">
            <text:p>-0,501</text:p>
          </table:table-cell>
          <table:table-cell table:style-name="ce5" office:value-type="float" office:value="0.008" calcext:value-type="float">
            <text:p>0,008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597" calcext:value-type="float">
            <text:p>-0,597</text:p>
          </table:table-cell>
          <table:table-cell table:style-name="ce5" office:value-type="float" office:value="0.006" calcext:value-type="float">
            <text:p>0,00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745" calcext:value-type="float">
            <text:p>-0,745</text:p>
          </table:table-cell>
          <table:table-cell table:style-name="ce5" office:value-type="float" office:value="0.004" calcext:value-type="float">
            <text:p>0,00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0.833" calcext:value-type="float">
            <text:p>-0,833</text:p>
          </table:table-cell>
          <table:table-cell table:style-name="ce5" office:value-type="float" office:value="0.003" calcext:value-type="float">
            <text:p>0,00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/>
          <table:table-cell table:style-name="Default"/>
          <table:table-cell/>
          <table:table-cell table:style-name="ce5" office:value-type="float" office:value="-2.648" calcext:value-type="float">
            <text:p>-2,648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1" fo:font-family="'DejaVu Sans'" style:font-family-generic="swiss" fo:font-size="10pt" style:font-name-asian="Source Han Sans CN" style:font-family-asian="'Source Han Sans CN'" style:font-family-generic-asian="system" style:font-pitch-asian="variable" style:font-size-asian="10pt" style:font-name-complex="DejaVu Sans1" style:font-family-complex="'DejaVu Sans'" style:font-family-generic-complex="swiss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DejaVu Sans1" fo:font-family="'DejaVu Sans'" style:font-family-generic="swiss" style:font-name-complex="DejaVu Sans1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.00.0000</text:date>, <text:time style:data-style-name="N2" text:time-value="11:20:19.911933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16:11</meta:creation-date>
    <dc:language>en-US</dc:language>
    <dc:date>2024-10-23T11:27:29.863603575</dc:date>
    <meta:editing-cycles>15</meta:editing-cycles>
    <meta:editing-duration>PT23H4M47S</meta:editing-duration>
    <meta:generator>LibreOffice/24.2.6.2$Linux_X86_64 LibreOffice_project/420$Build-2</meta:generator>
    <meta:document-statistic meta:table-count="1" meta:cell-count="354" meta:object-count="0"/>
    <meta:user-defined meta:name="AppVersion">15.0000</meta:user-defined>
  </office:meta>
</office:document-meta>
</file>